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7d303"/>
    </style:style>
    <style:style style:name="P2" style:family="paragraph" style:parent-style-name="Standard" style:list-style-name="L1">
      <style:text-properties officeooo:paragraph-rsid="000840a3"/>
    </style:style>
    <style:style style:name="P3" style:family="paragraph" style:parent-style-name="Standard" style:list-style-name="L1">
      <style:text-properties officeooo:paragraph-rsid="0009883a"/>
    </style:style>
    <style:style style:name="P4" style:family="paragraph" style:parent-style-name="Standard" style:list-style-name="L1">
      <style:text-properties officeooo:rsid="000489cc" officeooo:paragraph-rsid="000489cc"/>
    </style:style>
    <style:style style:name="P5" style:family="paragraph" style:parent-style-name="Standard" style:list-style-name="L1">
      <style:text-properties officeooo:rsid="00066ab5" officeooo:paragraph-rsid="00066ab5"/>
    </style:style>
    <style:style style:name="P6" style:family="paragraph" style:parent-style-name="Standard" style:list-style-name="L1">
      <style:text-properties officeooo:rsid="00066ab5" officeooo:paragraph-rsid="0007d303"/>
    </style:style>
    <style:style style:name="P7" style:family="paragraph" style:parent-style-name="Standard" style:list-style-name="L1">
      <style:text-properties officeooo:rsid="0007d303" officeooo:paragraph-rsid="0007d303"/>
    </style:style>
    <style:style style:name="P8" style:family="paragraph" style:parent-style-name="Standard">
      <style:text-properties officeooo:rsid="0007d303" officeooo:paragraph-rsid="0007d303"/>
    </style:style>
    <style:style style:name="P9" style:family="paragraph" style:parent-style-name="Standard" style:list-style-name="L1">
      <style:text-properties officeooo:rsid="000840a3" officeooo:paragraph-rsid="000840a3"/>
    </style:style>
    <style:style style:name="P10" style:family="paragraph" style:parent-style-name="Standard">
      <style:text-properties officeooo:rsid="000840a3" officeooo:paragraph-rsid="000840a3"/>
    </style:style>
    <style:style style:name="P11" style:family="paragraph" style:parent-style-name="Standard" style:list-style-name="L1">
      <style:text-properties officeooo:rsid="0009883a" officeooo:paragraph-rsid="0009883a"/>
    </style:style>
    <style:style style:name="P12" style:family="paragraph" style:parent-style-name="Standard" style:list-style-name="L1">
      <style:text-properties officeooo:rsid="000a9757" officeooo:paragraph-rsid="000a9757"/>
    </style:style>
    <style:style style:name="T1" style:family="text">
      <style:text-properties officeooo:rsid="0007d303"/>
    </style:style>
    <style:style style:name="T2" style:family="text">
      <style:text-properties officeooo:rsid="0009883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7340764" text:style-name="L1">
        <text:list-item>
          <text:p text:style-name="P4">Sadržaj (epski)</text:p>
        </text:list-item>
        <text:list-item>
          <text:p text:style-name="P4">Uvod (Ostaviti za kraj)</text:p>
        </text:list-item>
        <text:list-item>
          <text:p text:style-name="P4">Pregled literature</text:p>
          <text:list>
            <text:list-item>
              <text:p text:style-name="P5">Virtualna stvarnosti</text:p>
              <text:list>
                <text:list-item>
                  <text:p text:style-name="P9">Kratka Povijest virtualne stvarnosti</text:p>
                </text:list-item>
                <text:list-item>
                  <text:p text:style-name="P9">Glavne VR karakteristike</text:p>
                </text:list-item>
                <text:list-item>
                  <text:p text:style-name="P9">VR hardware</text:p>
                </text:list-item>
                <text:list-item>
                  <text:p text:style-name="P9">VR software</text:p>
                </text:list-item>
                <text:list-item>
                  <text:p text:style-name="P9">Uporaba u radu</text:p>
                </text:list-item>
              </text:list>
            </text:list-item>
            <text:list-item>
              <text:p text:style-name="P9">Obrazovne videoigre u virtualnoj stvarnosti</text:p>
            </text:list-item>
            <text:list-item>
              <text:p text:style-name="P6">Matchmaking algoritmi</text:p>
              <text:list>
                <text:list-item>
                  <text:p text:style-name="P9">Kratka Povijest matchmaking algoritama</text:p>
                </text:list-item>
                <text:list-item>
                  <text:p text:style-name="P9">Osnovni principi I pristupi matchmakingu</text:p>
                </text:list-item>
                <text:list-item>
                  <text:p text:style-name="P9">Uporaba u radu</text:p>
                </text:list-item>
              </text:list>
            </text:list-item>
          </text:list>
        </text:list-item>
      </text:list>
      <text:p text:style-name="P10"/>
      <text:list xml:id="list164038898895986" text:continue-numbering="true" text:style-name="L1">
        <text:list-header>
          <text:p text:style-name="P2"/>
        </text:list-header>
        <text:list-item>
          <text:p text:style-name="P1"><text:span text:style-name="T1">Korištene tehnologije</text:span></text:p>
          <text:list>
            <text:list-item>
              <text:p text:style-name="P11">Unity</text:p>
            </text:list-item>
            <text:list-item>
              <text:p text:style-name="P11">Microsoft Visual Studio</text:p>
            </text:list-item>
            <text:list-item>
              <text:p text:style-name="P11">XR toolkit</text:p>
            </text:list-item>
            <text:list-item>
              <text:p text:style-name="P11">Oculus quest</text:p>
            </text:list-item>
          </text:list>
        </text:list-item>
        <text:list-item>
          <text:p text:style-name="P7">Opis I ideja te potrebne funkcionalnosti aplikacije</text:p>
          <text:list>
            <text:list-item>
              <text:p text:style-name="P3"><text:span text:style-name="T2">Koncept aplikacije</text:span></text:p>
            </text:list-item>
            <text:list-item>
              <text:p text:style-name="P11">VR integracija u Unityu</text:p>
              <text:list>
                <text:list-item>
                  <text:p text:style-name="P11">XR toolkit</text:p>
                </text:list-item>
                <text:list-item>
                  <text:p text:style-name="P3"><text:span text:style-name="T2">VR interaction framework</text:span></text:p>
                </text:list-item>
              </text:list>
            </text:list-item>
            <text:list-item>
              <text:p text:style-name="P3"><text:span text:style-name="T2">Dizajn scena</text:span></text:p>
            </text:list-item>
            <text:list-item>
              <text:p text:style-name="P3"><text:span text:style-name="T2">Vizualizacija I komunikacija s korisnikom<text:tab/><text:tab/></text:span></text:p>
            </text:list-item>
          </text:list>
        </text:list-item>
        <text:list-item>
          <text:p text:style-name="P7">Implementacija programskog rješenja za aplikaciju (Razvoj igre)</text:p>
          <text:list>
            <text:list-item>
              <text:p text:style-name="P12">VR elementi</text:p>
            </text:list-item>
            <text:list-item>
              <text:p text:style-name="P12">Matchamikg algoritam</text:p>
            </text:list-item>
            <text:list-item>
              <text:p text:style-name="P12">Vizualizacija</text:p>
            </text:list-item>
            <text:list-item>
              <text:p text:style-name="P12">Potencijalna poboljšanja</text:p>
            </text:list-item>
          </text:list>
        </text:list-item>
        <text:list-item>
          <text:p text:style-name="P7">Zaključak <text:span text:style-name="T2">(Ostavit za kraj)</text:span></text:p>
        </text:list-item>
        <text:list-item>
          <text:p text:style-name="P7">Literatura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3-05-25T16:40:38.112000000</dc:date>
    <meta:editing-duration>PT54M7S</meta:editing-duration>
    <meta:editing-cycles>3</meta:editing-cycles>
    <meta:document-statistic meta:table-count="0" meta:image-count="0" meta:object-count="0" meta:page-count="2" meta:paragraph-count="33" meta:word-count="130" meta:character-count="814" meta:non-whitespace-character-count="748"/>
  </office:meta>
</office:document-meta>
</file>